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ckeditor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ckeditor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ckeditor.doCheck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ckeditor.getNodesT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ckeditor.addNamespaces( String namespaces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ckeditor.saveDocument( String encoding , String conten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9">
            <text:p text:style-name="Table_20_Contents">9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Fckeditor.removeRedundantNamespaces( String namespac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ckeditor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ckeditor.saveXMLFile( String encoding , String content , OutputStream 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